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master-page-name="First_20_Page">
      <style:paragraph-properties style:page-number="auto"/>
    </style:style>
    <style:style style:name="P25" style:family="paragraph" style:parent-style-name="Text_20_body">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9" style:family="paragraph" style:parent-style-name="Heading_20_3">
      <style:text-properties fo:font-style="normal" style:font-style-asian="normal" style:font-style-complex="normal"/>
    </style:style>
    <style:style style:name="P30" style:family="paragraph" style:parent-style-name="List_20_1_20_End">
      <style:text-properties fo:font-style="normal" fo:font-weight="normal" style:font-style-asian="normal" style:font-weight-asian="normal" style:font-style-complex="normal" style:font-weight-complex="normal"/>
    </style:style>
    <style:style style:name="P31" style:family="paragraph" style:parent-style-name="List_20_1_20_Cont.">
      <style:text-properties fo:font-style="normal" style:font-style-asian="normal" style:font-style-complex="normal"/>
    </style:style>
    <style:style style:name="P32" style:family="paragraph" style:parent-style-name="List_20_1_20_Cont.">
      <style:text-properties fo:font-style="normal" fo:font-weight="normal" style:font-style-asian="normal" style:font-weight-asian="normal" style:font-style-complex="normal" style:font-weight-complex="normal"/>
    </style:style>
    <style:style style:name="P33" style:family="paragraph" style:parent-style-name="Contents_20_1">
      <style:paragraph-properties>
        <style:tab-stops>
          <style:tab-stop style:position="6.2673in" style:type="right" style:leader-style="dotted" style:leader-text="."/>
        </style:tab-stops>
      </style:paragraph-properties>
    </style:style>
    <style:style style:name="P34" style:family="paragraph" style:parent-style-name="Contents_20_2">
      <style:paragraph-properties>
        <style:tab-stops>
          <style:tab-stop style:position="6.0673in" style:type="right" style:leader-style="dotted" style:leader-text="."/>
        </style:tab-stops>
      </style:paragraph-properties>
    </style:style>
    <style:style style:name="P35" style:family="paragraph" style:parent-style-name="Preformatted_20_Text">
      <style:text-properties fo:color="#000000" style:font-name="Courier New" fo:font-size="10pt" style:font-name-asian="Courier New" style:font-size-asian="10pt" style:font-name-complex="Courier New" style:font-size-complex="10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style:text-position="super 58%"/>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6/03/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4"/>
      <text:list xml:id="list35389820"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3"><text:s/>0. <text:s/>Document Control<text:tab/>2</text:p>
          <text:p text:style-name="P34"><text:s/>0.1. <text:s/>Table of Contents<text:tab/>2</text:p>
          <text:p text:style-name="P34"><text:s/>0.2. <text:s/>References<text:tab/>2</text:p>
          <text:p text:style-name="P34"><text:s/>0.3. <text:s/>Document History<text:tab/>3</text:p>
          <text:p text:style-name="P34"><text:s/>0.4. <text:s/>Copyright<text:tab/>3</text:p>
          <text:p text:style-name="P33"><text:s/>1. <text:s/>Overview<text:tab/>4</text:p>
          <text:p text:style-name="P34"><text:s/>1.1. <text:s/>Package Overview<text:tab/>4</text:p>
          <text:p text:style-name="P33"><text:s/>2. <text:s/>Package Detail<text:tab/>6</text:p>
          <text:p text:style-name="P34"><text:s/>2.1. <text:s/>vdmj<text:tab/>6</text:p>
          <text:p text:style-name="P34"><text:s/>2.2. <text:s/>vdmj.lex<text:tab/>7</text:p>
          <text:p text:style-name="P34"><text:s/>2.3. <text:s/>vdmj.syntax<text:tab/>10</text:p>
          <text:p text:style-name="P34"><text:s/>2.4. <text:s/>vdmj.ast<text:tab/>12</text:p>
          <text:p text:style-name="P34"><text:s/>2.5. <text:s/>vdmj.types<text:tab/>12</text:p>
          <text:p text:style-name="P34"><text:s/>2.6. <text:s/>vdmj.expressions<text:tab/>14</text:p>
          <text:p text:style-name="P34"><text:s/>2.7. <text:s/>vdmj.statements <text:tab/>16</text:p>
          <text:p text:style-name="P34"><text:s/>2.8. <text:s/>vdmj.patterns<text:tab/>17</text:p>
          <text:p text:style-name="P34"><text:s/>2.9. <text:s/>vdmj.traces<text:tab/>18</text:p>
          <text:p text:style-name="P34"><text:s/>2.10. <text:s/>vdmj.definitions<text:tab/>20</text:p>
          <text:p text:style-name="P34"><text:s/>2.11. <text:s/>vdmj.modules<text:tab/>23</text:p>
          <text:p text:style-name="P34"><text:s/>2.12. <text:s/>vdmj.typechecker<text:tab/>24</text:p>
          <text:p text:style-name="P34"><text:s/>2.13. <text:s/>vdmj.pog<text:tab/>26</text:p>
          <text:p text:style-name="P34"><text:s/>2.14. <text:s/>vdmj.runtime<text:tab/>29</text:p>
          <text:p text:style-name="P34"><text:s/>2.15. <text:s/>vdmj.scheduler<text:tab/>33</text:p>
          <text:p text:style-name="P34"><text:s/>2.16. <text:s/>vdmj.values<text:tab/>43</text:p>
          <text:p text:style-name="P34"><text:s/>2.17. <text:s/>vdmj.commands<text:tab/>45</text:p>
          <text:p text:style-name="P34"><text:s/>2.18. <text:s/>vdmj.messages<text:tab/>45</text:p>
          <text:p text:style-name="P34"><text:s/>2.19. <text:s/>vdmj.debug<text:tab/>46</text:p>
          <text:p text:style-name="P34"><text:s/>2.20. <text:s/>vdmj.config<text:tab/>49</text:p>
          <text:p text:style-name="P34"><text:s/>2.21. <text:s/>vdmj.util<text:tab/>49</text:p>
          <text:p text:style-name="P33"><text:s/>3. <text:s/>External Interfaces<text:tab/>50</text:p>
          <text:p text:style-name="P34"><text:s/>3.1. <text:s/>The Native Call Interface<text:tab/>50</text:p>
          <text:p text:style-name="P34"><text:s/>3.2. <text:s/>The Remote Control Interface<text:tab/>50</text:p>
        </text:index-body>
      </text:table-of-content>
      <text:list xml:id="list36532226" text:continue-numbering="true" text:style-name="Outline">
        <text:list-item>
          <text:list>
            <text:list-item>
              <text:h text:style-name="P27" text:outline-level="2">References</text:h>
            </text:list-item>
          </text:list>
        </text:list-item>
      </text:list>
      <text:list xml:id="list35406471"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6546270" text:continue-list="list3653222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1">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1">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26/03/10</text:modification-date></text:p>
          </table:table-cell>
          <table:table-cell table:style-name="DocHistory.A1" office:value-type="string">
            <text:p text:style-name="Table_20_Contents">Updated for Overture 0.2.0, new scheduling details</text:p>
          </table:table-cell>
        </table:table-row>
      </table:table>
      <text:list xml:id="list3653346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6535606"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6532067"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is to permit the Overture AST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6540583" text:continue-numbering="true" text:style-name="Outline">
        <text:list-item>
          <text:h text:style-name="Heading_20_1" text:outline-level="1">Package Detail</text:h>
          <text:list>
            <text:list-item>
              <text:h text:style-name="P28"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6550969"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6536189"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ext:soft-page-break/>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6535817"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property.</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6543183"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654194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6544504"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6536249"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6525769"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text:soft-page-break/>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6528216"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6536934"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6527946"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6553192"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36546286"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6546365"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text:soft-page-break/>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6525682"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6552155"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ext:soft-page-break/>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text:soft-page-break/>Before each tests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6526139"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6554823"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5391020"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text:soft-page-break/>system class meet the VDM-RT restrictions. An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6530141" text:continue-list="list36554823"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6532853"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6547933"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6530319" text:continue-list="list35391020"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655256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text:soft-page-break/>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6535470" text:continue-list="list3654793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6547822"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ext:soft-page-break/>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6543361"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6531477"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text:soft-page-break/>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ext:soft-page-break/>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soft-page-break/><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ext:soft-page-break/>There is a third type of breakpoint called a Tracepoint. This is very simple as it does not interrupt the flow of control in its check method, but rather evaluates some trace expression and prints its value to the console (or sends it to the GUI).</text:p>
      <text:list xml:id="list3654014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6526679" text:continue-list="list36552568" text:style-name="List_20_1">
        <text:list-item>
          <text:p text:style-name="List_20_1_20_Start">The runtime system is initialized from the ClassList or ModuleList classes' initialize<text:span text:style-name="T4"> method.</text:span></text:p>
        </text:list-item>
        <text:list-item>
          <text:p text:style-name="P31">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1">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6554575"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2">Lastly, local definitions are used to override anything inherited, and the set of members are passed, together with the superclass objects, to the ObjectValue constructor.</text:p>
        </text:list-item>
        <text:list-item>
          <text:p text:style-name="P30">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6547892" text:continue-list="list36540148" text:style-name="Outline">
        <text:list-item>
          <text:list>
            <text:list-item>
              <text:h text:style-name="Heading_20_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2">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ext:soft-page-break/>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ext:soft-page-break/>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ext:s/>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if any) that is best to run next and for how long it is to be allowed to run (a timeslice). With VDM-RT, in the event that all of its threads are blocked waiting to move system time, the policy will identify this fact and identify the minimum time step that would satisfy at least one of the waiters.</text:p>
      <text:p text:style-name="Text_20_body">The ResourceScheduler then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The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all its runnable threads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ext:soft-page-break/>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The scheduler then notes that it is not idle, and goes back to reschedule all the resources. One of the (now) runnable threads will be scheduled, according to policy.</text:p>
      <text:p text:style-name="Text_20_body">The reschedule method for the CPUResource is the most complex of the two. It performs the following outline:</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running != best)<text:tab/>// We swapped</text:p>
      <text:p text:style-name="Preformatted_20_Text"><text:tab/>{</text:p>
      <text:p text:style-name="Preformatted_20_Text"><text:tab/><text:tab/>if (running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running = best;</text:p>
      <text:p text:style-name="Preformatted_20_Text"><text:tab/>running.runslice(policy.getTimeslice());</text:p>
      <text:p text:style-name="Preformatted_20_Text"/>
      <text:p text:style-name="Preformatted_20_Text"><text:tab/>if (running.getRunState() == RunState.COMPLETE)</text:p>
      <text:p text:style-name="Preformatted_20_Text"><text:tab/>{</text:p>
      <text:p text:style-name="Preformatted_20_Text"><text:tab/><text:tab/>RTLogger.log("ThreadSwapOut...);</text:p>
      <text:p text:style-name="Preformatted_20_Text"><text:tab/><text:tab/>RTLogger.log("ThreadKill...);</text:p>
      <text:p text:style-name="Preformatted_20_Text"><text:tab/><text:tab/>running = null;</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is first uses the policy to determine the best thread to run next. If there is none (the CPU is idle) it returns false. Otherwise the best thread is picked up, and if it is not the one currently running on the CPU, the old one is swapped out and the new one is swapped in (possibly with a delay).</text:p>
      <text:p text:style-name="Text_20_body">The new running thread is then set, and it is allowed to run for the timeslice given by the policy. Then when the timeslice is over (or the execution ends) if the thread is complete the thread is swapped out and killed. In any event, true is returned to the resource scheduler because this resource did something (it was not idle).</text:p>
      <text:p text:style-name="Text_20_body">There are two policies implemented: FCFSPolicy and FPPolicy. They both extend SchedulingPolicy. These are actually the <text:s/>classes that maintain the list of threads allocated to a Resource (every Resource has a policy). The only difference is in the way they decide on a timeslice. The FCFS policy returns a fixed timeslice (ie. the execution of a fixed number of operations or expressions is permitted), whereas the FP policy returns a variable number, actually being identical to the number <text:soft-page-break/>passed to setPriority (in VDM-RT). If there was no priority set, it defaults to the FCFS timeslice. This means that both policies give every thread a chance to run, but the FP policy gives higher priority threads a longer time on the CPU when they do run.</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we're deadlocked, we send all the threads a DEADLOCKED signal, which trips them into the debugger. We then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the body the state is changed to COMPLETE and the thread is unregistered from its resource and from the (static) list of all known threads.</text:p>
      <text:p text:style-name="Text_20_body">The main resource scheduler and all the sub-resource scheduling calls are made from the main Java thread. So as we've seen in the CPUResource reschedule above, a SchedulableThread is given a timeslice to run by the main thread calling the SchedulableThread's runslice method. That is responsible for putting the thread in the RUNNING state, running it for the give slice or until it changes its own state to something other than RUNNING, and then signalling the scheduler that it is done by <text:soft-page-break/>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2<text:span text:style-name="T9">nd</text:span>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thing else calling waitUntilState that is waiting for a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d that it needed to suspend in the WAITING state, such as when it is waiting for a message on a BUS. Similarly SchedulableThread's reschedule method is called when the timeslice runs out to keep the thread runnable, but give back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text:soft-page-break/></text:p>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state change. These are used to trigger the same behaviour in all threads (typically), such as when a deadlock is reached or when the evaluation terminates. The signal is send via the (Java) thread's interrupt method rather than notifyAll. So the sleep method is as follows:</text:p>
      <text:p text:style-name="P35"/>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er user can be rather "strange".</text:p>
      <text:p text:style-name="Text_20_body"/>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text:tab/>setTimestep(pause);</text:p>
      <text:p text:style-name="Preformatted_20_Text"><text:tab/>long end = SystemClock.getWallTime() + pause;</text:p>
      <text:p text:style-name="Preformatted_20_Text"/>
      <text:p text:style-name="Preformatted_20_Text"><text:tab/>while (getTimestep() &gt; 0)</text:p>
      <text:p text:style-name="Preformatted_20_Text"><text:tab/>{</text:p>
      <text:p text:style-name="Preformatted_20_Text"><text:tab/><text:tab/>waitUntilState(TIMESTEP, RUNNING);</text:p>
      <text:p text:style-name="Preformatted_20_Text"><text:tab/><text:tab/>setTimestep(end - SystemClock.getWallTime());</text:p>
      <text:p text:style-name="Preformatted_20_Text"><text:tab/>}</text:p>
      <text:p text:style-name="Preformatted_20_Text">}</text:p>
      <text:p text:style-name="Preformatted_20_Text"/>
      <text:p text:style-name="Preformatted_20_Text"/>
      <text:p text:style-name="Text_20_body">The call to setTimestep just sets a value which is subsequently retrieved by the scheduler via the resource when it is asking for the minumum time step. The value is also updated by the advance call, and the getTimestep checks this in a loop that waits in state TIMESTEP while it is insufficient.</text:p>
      <text:p text:style-name="Text_20_body">Most of the extension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text:soft-page-break/>is one – this is the inter-CPU case, rather than operations labelled as "async") waits for the result to be placed in a Holder&lt;T&gt; (here, a Holder&lt;MessageResponse&gt;). This is simply a data area of the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by calling the SchedulableThread's duration method of course:</text:p>
      <text:p text:style-name="Text_20_body"/>
      <text:p text:style-name="Preformatted_20_Text">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until &gt; time)</text:p>
      <text:p text:style-name="Preformatted_20_Text"><text:tab/>{</text:p>
      <text:p text:style-name="Preformatted_20_Text"><text:tab/><text:tab/>duration(until - time);</text:p>
      <text:p text:style-name="Preformatted_20_Text"><text:tab/>}</text:p>
      <text:p text:style-name="Preformatted_20_Text">}</text:p>
      <text:p text:style-name="Preformatted_20_Text"/>
      <text:p text:style-name="Preformatted_20_Text"/>
      <text:p text:style-name="Text_20_body">Here the waitUntil method calls duration for the time remaining. This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text:p>
      <text:p text:style-name="P35"/>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soft-page-break/><text:tab/>}</text:p>
      <text:p text:style-name="Preformatted_20_Text"/>
      <text:p text:style-name="Preformatted_20_Text"><text:tab/>return next;</text:p>
      <text:p text:style-name="Preformatted_20_Text">}</text:p>
      <text:p text:style-name="Preformatted_20_Text"/>
      <text:p text:style-name="Preformatted_20_Text"/>
      <text:p text:style-name="Text_20_body">When SchedulableThreads try to invoke operations with a sync guard, they may need to enter a WAITING state until the guard value changes. This uses a Lock class as mentioned above. The method to acquire a lock is called guard, and is called by any operation that has a sync condition defined. The outline of the method is as follows:</text:p>
      <text:p text:style-name="Preformatted_20_Text"><text:span text:style-name="T8"/></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any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Preformatted_20_Text"/>
      <text:p text:style-name="Text_20_body"><text:soft-page-break/>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35"/>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which suspend everything apart from the current thread (which we can't debug as we have no context). </text:p>
      <text:list xml:id="list36529812"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text:soft-page-break/>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
      <text:list xml:id="list36529445"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text:soft-page-break/>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GuardValueListener implements ValueListener, holding an ObjectValue to signal when it received a value update. The changedValue method calls the signal method of a Lock object in the ObjectValue, which is also waited for by operation guards.</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Text_20_body"><text:span text:style-name="T4">Transactional variables are very new, and by default the commit system is disabled. It can be enabled by a property setting.</text:span></text:p>
      <text:list xml:id="list365298121"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text:soft-page-break/>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654965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655131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653140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ext:soft-page-break/>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9).</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pan text:style-name="T4">them out to a given PrintStream. By default this is the Console. It is also possible to turn logging off (the default state), which causes log events to be discarded.</text:span></text:p>
      <text:list xml:id="list36539693"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ext:soft-page-break/>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and the -remote option is a class name that will be called rather than the main VDMJ processing loop (for remote control – see 3.2).</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text:soft-page-break/>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text:s/>debugged by an IDE,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p text:style-name="Text_20_body"><text:span text:style-name="T4">The RemoteControl and RemoteInterpreter classes are covered in section 3.</text:span></text:p>
      <text:list xml:id="list36548374" text:continue-numbering="true" text:style-name="Outline">
        <text:list-item>
          <text:list>
            <text:list-item>
              <text:list>
                <text:list-item>
                  <text:h text:style-name="P29"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text:soft-page-break/>Asynchronous debugging could be done simply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6538291"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loaded from) values in the vdmj.properties file. The class extends ConfigBase, which contains reflection calls to lookup field names in the properties file (if any) and update the default static values with the property read.</text:p>
      <text:list xml:id="list36547748"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6549757"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or for VDM++ with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6532278"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26/03/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09, 2010</text:p>
            </table:table-cell>
            <table:table-cell table:style-name="Footing.A1" office:value-type="string">
              <text:p text:style-name="MP6">Page <text:page-number text:select-page="current">51</text:page-number> of <text:page-count style:num-format="1">51</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6/03/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46</meta:editing-cycles>
    <meta:editing-duration>PT50H53M54S</meta:editing-duration>
    <dc:date>2010-03-26T16:42:45.56</dc:date>
    <meta:keyword>VDMJ</meta:keyword>
    <dc:subject>VDMJ</dc:subject>
    <dc:creator>Nick Battle</dc:creator>
    <meta:document-statistic meta:table-count="40" meta:image-count="0" meta:object-count="0" meta:page-count="51" meta:paragraph-count="1577" meta:word-count="23022" meta:character-count="146586"/>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